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FA6D47798F54591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3.147cm, 24.779cm, 7.587cm, 10.8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3.8cm" svg:y="10.9cm">
          <draw:image xlink:href="Pictures/100000000000078000000438FA6D47798F5459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1T15:52:52.318360145</dc:date>
    <meta:editing-duration>PT1H17M45S</meta:editing-duration>
    <meta:editing-cycles>4</meta:editing-cycles>
    <meta:generator>LibreOffice/5.2.3.2$Linux_x86 LibreOffice_project/20m0$Build-2</meta:generator>
    <meta:document-statistic meta:object-count="1"/>
  </office:meta>
</office:document-meta>
</file>